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e31" officeooo:paragraph-rsid="00057e31"/>
    </style:style>
    <style:style style:name="P2" style:family="paragraph" style:parent-style-name="Standard">
      <style:text-properties fo:font-weight="normal" officeooo:rsid="00057e31" officeooo:paragraph-rsid="00057e31" style:font-weight-asian="normal" style:font-weight-complex="normal"/>
    </style:style>
    <style:style style:name="P3" style:family="paragraph" style:parent-style-name="Standard">
      <style:text-properties fo:font-weight="normal" officeooo:rsid="00060cc0" officeooo:paragraph-rsid="00060cc0" style:font-weight-asian="normal" style:font-weight-complex="normal"/>
    </style:style>
    <style:style style:name="P4" style:family="paragraph" style:parent-style-name="Standard">
      <style:text-properties fo:font-weight="bold" officeooo:rsid="00057e31" officeooo:paragraph-rsid="00057e31" style:font-weight-asian="bold" style:font-weight-complex="bold"/>
    </style:style>
    <style:style style:name="P5" style:family="paragraph" style:parent-style-name="Standard">
      <style:paragraph-properties fo:margin-left="0in" fo:margin-right="0in" style:line-height-at-least="0.1457in" fo:text-indent="0in" style:auto-text-indent="false"/>
      <style:text-properties fo:color="#cccccc" loext:opacity="100%" style:font-name="Droid Sans Mono" fo:font-size="7.5pt" fo:font-weight="normal" fo:background-color="#1f1f1f"/>
    </style:style>
    <style:style style:name="P6" style:family="paragraph" style:parent-style-name="Standard">
      <style:text-properties fo:color="#569cd6" loext:opacity="100%" style:font-name="Droid Sans Mono" fo:font-size="7.5pt" fo:font-weight="normal" officeooo:rsid="00057e31" officeooo:paragraph-rsid="00057e31" fo:background-color="#1f1f1f" style:font-weight-asian="normal" style:font-weight-complex="normal"/>
    </style:style>
    <style:style style:name="P7" style:family="paragraph" style:parent-style-name="Standard">
      <style:paragraph-properties fo:margin-left="0in" fo:margin-right="0in" style:line-height-at-least="0.1457in" fo:text-indent="0in" style:auto-text-indent="false"/>
      <style:text-properties fo:color="#d4d4d4" loext:opacity="100%" style:font-name="Droid Sans Mono" fo:font-size="7.5pt" fo:font-weight="normal" fo:background-color="#1f1f1f"/>
    </style:style>
    <style:style style:name="P8" style:family="paragraph" style:parent-style-name="Standard">
      <style:paragraph-properties style:line-height-at-least="0.1457in"/>
    </style:style>
    <style:style style:name="P9" style:family="paragraph" style:parent-style-name="Standard">
      <style:text-properties officeooo:rsid="00060cc0" officeooo:paragraph-rsid="00060cc0"/>
    </style:style>
    <style:style style:name="T1" style:family="text">
      <style:text-properties fo:font-weight="bold" style:font-weight-asian="bold" style:font-weight-complex="bold"/>
    </style:style>
    <style:style style:name="T2" style:family="text">
      <style:text-properties fo:color="#9cdcfe" loext:opacity="100%"/>
    </style:style>
    <style:style style:name="T3" style:family="text">
      <style:text-properties fo:color="#d4d4d4" loext:opacity="100%"/>
    </style:style>
    <style:style style:name="T4" style:family="text">
      <style:text-properties fo:color="#ce9178" loext:opacity="100%"/>
    </style:style>
    <style:style style:name="T5" style:family="text">
      <style:text-properties fo:color="#569cd6" loext:opacity="100%"/>
    </style:style>
    <style:style style:name="T6" style:family="text">
      <style:text-properties fo:color="#4ec9b0" loext:opacity="100%"/>
    </style:style>
    <style:style style:name="T7" style:family="text">
      <style:text-properties fo:color="#c586c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text:span text:style-name="T1">NIYOKWIZERA JEAN D AMOUR</text:span></text:p>
      <text:p text:style-name="P1"><text:span text:style-name="T1">level:4 NE</text:span></text:p>
      <text:p text:style-name="P1"><text:span text:style-name="T1">Module: NETWORK Application</text:span></text:p>
      <text:p text:style-name="P1"><text:span text:style-name="T1"/></text:p>
      <text:p text:style-name="P1"><text:span text:style-name="T1">Docker Tutorial Report</text:span></text:p>
      <text:p text:style-name="P1"><text:span text:style-name="T1"/></text:p>
      <text:p text:style-name="P1"><text:span text:style-name="T1"/></text:p>
      <text:p text:style-name="P2">In this tutorial we have app folder in code base, docker compose file , Readme Md file which explain what to do.</text:p>
      <text:p text:style-name="P2"/>
      <text:p text:style-name="P2">The app folder contains create.php, index.php, delete.php, update.php, db.php which contain all codes for the crud.</text:p>
      <text:p text:style-name="P2"/>
      <text:p text:style-name="P2">We have docker file which demonstrate the building of php and dependency injection to make project run smoothly. Docker compose has two services one for the app we built and dependet mysql serves for database configuration.</text:p>
      <text:p text:style-name="P2"/>
      <text:p text:style-name="P4">Problems and fixes done to make app run smoothly</text:p>
      <text:p text:style-name="P4"/>
      <text:p text:style-name="P2">- <text:s/>the warning comes from version nowadays docker doesn’t require versioning</text:p>
      <text:p text:style-name="P2">- db.php</text:p>
      <text:p text:style-name="P6">&lt;?php</text:p>
      <text:p text:style-name="P5"><text:span text:style-name="T2">$servername</text:span><text:span text:style-name="T3"> = </text:span><text:span text:style-name="T4">"localhost"</text:span><text:span text:style-name="T3">;</text:span></text:p>
      <text:p text:style-name="P5"><text:span text:style-name="T2">$username</text:span><text:span text:style-name="T3"> = </text:span><text:span text:style-name="T4">"root"</text:span><text:span text:style-name="T3">;</text:span></text:p>
      <text:p text:style-name="P5"><text:span text:style-name="T2">$password</text:span><text:span text:style-name="T3"> = </text:span><text:span text:style-name="T4">""</text:span><text:span text:style-name="T3">;</text:span></text:p>
      <text:p text:style-name="P5"><text:span text:style-name="T2">$database</text:span><text:span text:style-name="T3"> = </text:span><text:span text:style-name="T4">"crud_db"</text:span><text:span text:style-name="T3">;</text:span></text:p>
      <text:p text:style-name="P8"/>
      <text:p text:style-name="P5"><text:span text:style-name="T2">$conn</text:span><text:span text:style-name="T3"> = </text:span><text:span text:style-name="T5">new</text:span><text:span text:style-name="T3"> </text:span><text:span text:style-name="T6">mysqli</text:span><text:span text:style-name="T3">(</text:span><text:span text:style-name="T2">$servername</text:span><text:span text:style-name="T3">, </text:span><text:span text:style-name="T2">$username</text:span><text:span text:style-name="T3">, </text:span><text:span text:style-name="T2">$password</text:span><text:span text:style-name="T3">, </text:span><text:span text:style-name="T2">$database</text:span><text:span text:style-name="T3">);</text:span></text:p>
      <text:p text:style-name="P8"/>
      <text:p text:style-name="P5"><text:span text:style-name="T7">if</text:span><text:span text:style-name="T3"> (</text:span><text:span text:style-name="T2">$conn</text:span><text:span text:style-name="T3">-&gt;</text:span><text:span text:style-name="T2">connect_error</text:span><text:span text:style-name="T3">) {</text:span></text:p>
      <text:p text:style-name="P5"><text:span text:style-name="T7">die</text:span><text:span text:style-name="T3">(</text:span><text:span text:style-name="T4">"Connection failed: "</text:span><text:span text:style-name="T3"> . </text:span><text:span text:style-name="T2">$conn</text:span><text:span text:style-name="T3">-&gt;</text:span><text:span text:style-name="T2">connect_error</text:span><text:span text:style-name="T3">);</text:span></text:p>
      <text:p text:style-name="P7">}</text:p>
      <text:p text:style-name="P5"><text:span text:style-name="T5">?&gt;</text:span></text:p>
      <text:p text:style-name="P2"/>
      <text:p text:style-name="P2">we need to set server name to the container name of my sql instead of local host since there are in the same network. Password need to be the same.</text:p>
      <text:p text:style-name="P2"/>
      <text:p text:style-name="P3">In create.php we called the header bellow it’s heading file and we have to bring php script above html.</text:p>
      <text:p text:style-name="P1"><text:span text:style-name="T1"/></text:p>
      <text:p text:style-name="P9"><text:span text:style-name="T1">Now the project run successful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5T11:47:35.735340741</meta:creation-date>
    <dc:date>2025-11-05T12:15:43.170312681</dc:date>
    <meta:editing-duration>PT17M2S</meta:editing-duration>
    <meta:editing-cycles>1</meta:editing-cycles>
    <meta:document-statistic meta:table-count="0" meta:image-count="0" meta:object-count="0" meta:page-count="1" meta:paragraph-count="23" meta:word-count="193" meta:character-count="1186" meta:non-whitespace-character-count="1015"/>
    <meta:generator>LibreOffice/24.2.7.2$Linux_X86_64 LibreOffice_project/420$Build-2</meta:generator>
  </office:meta>
</office:document-meta>
</file>